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ListParagraph" style:master-page-name="MP0" style:list-style-name="LFO1" style:family="paragraph">
      <style:paragraph-properties fo:break-before="page"/>
    </style:style>
    <style:style style:name="T2" style:parent-style-name="DefaultParagraphFont" style:family="text">
      <style:text-properties style:font-name="Cambria" fo:font-weight="bold" style:font-weight-asian="bold" style:font-weight-complex="bold" fo:color="#000000" fo:font-size="14pt" style:font-size-asian="14pt" style:font-size-complex="14pt"/>
    </style:style>
    <style:style style:name="P3" style:parent-style-name="ListParagraph" style:family="paragraph">
      <style:text-properties style:font-name="Cambria" fo:font-size="14pt" style:font-size-asian="14pt" style:font-size-complex="14pt"/>
    </style:style>
    <style:style style:name="P4" style:parent-style-name="ListParagraph" style:family="paragraph">
      <style:paragraph-properties fo:margin-left="0in">
        <style:tab-stops/>
      </style:paragraph-properties>
    </style:style>
    <style:style style:name="T5" style:parent-style-name="DefaultParagraphFont" style:family="text">
      <style:text-properties style:font-name="Cambria" fo:font-size="14pt" style:font-size-asian="14pt" style:font-size-complex="14pt"/>
    </style:style>
    <style:style style:name="T6" style:parent-style-name="DefaultParagraphFont" style:family="text">
      <style:text-properties style:font-name="Cambria" fo:font-weight="bold" style:font-weight-asian="bold" style:font-weight-complex="bold" fo:font-size="14pt" style:font-size-asian="14pt" style:font-size-complex="14pt"/>
    </style:style>
    <style:style style:name="T7" style:parent-style-name="DefaultParagraphFont" style:family="text">
      <style:text-properties style:font-name="Cambria" fo:font-size="14pt" style:font-size-asian="14pt" style:font-size-complex="14pt"/>
    </style:style>
    <style:style style:name="P8" style:parent-style-name="ListParagraph" style:family="paragraph">
      <style:paragraph-properties fo:margin-left="0in">
        <style:tab-stops/>
      </style:paragraph-properties>
      <style:text-properties style:font-name="Cambria" fo:font-size="14pt" style:font-size-asian="14pt" style:font-size-complex="14pt"/>
    </style:style>
    <style:style style:name="P9" style:parent-style-name="ListParagraph" style:family="paragraph">
      <style:paragraph-properties fo:margin-left="0in">
        <style:tab-stops/>
      </style:paragraph-properties>
    </style:style>
    <style:style style:name="T10" style:parent-style-name="DefaultParagraphFont" style:family="text">
      <style:text-properties style:font-name="Cambria" fo:font-size="14pt" style:font-size-asian="14pt" style:font-size-complex="14pt"/>
    </style:style>
    <style:style style:name="T11" style:parent-style-name="DefaultParagraphFont" style:family="text">
      <style:text-properties style:font-name="Cambria" fo:font-weight="bold" style:font-weight-asian="bold" style:font-weight-complex="bold" fo:font-size="14pt" style:font-size-asian="14pt" style:font-size-complex="14pt"/>
    </style:style>
    <style:style style:name="T12" style:parent-style-name="DefaultParagraphFont" style:family="text">
      <style:text-properties style:font-name="Cambria" fo:font-size="14pt" style:font-size-asian="14pt" style:font-size-complex="14pt"/>
    </style:style>
    <style:style style:name="P13" style:parent-style-name="ListParagraph" style:family="paragraph">
      <style:paragraph-properties fo:margin-left="0in">
        <style:tab-stops/>
      </style:paragraph-properties>
      <style:text-properties style:font-name="Cambria" fo:font-size="14pt" style:font-size-asian="14pt" style:font-size-complex="14pt"/>
    </style:style>
    <style:style style:name="P14" style:parent-style-name="ListParagraph" style:family="paragraph">
      <style:paragraph-properties fo:margin-left="0in">
        <style:tab-stops/>
      </style:paragraph-properties>
      <style:text-properties style:font-name="Cambria" fo:font-size="14pt" style:font-size-asian="14pt" style:font-size-complex="14pt"/>
    </style:style>
    <style:style style:name="T15" style:parent-style-name="DefaultParagraphFont" style:family="text">
      <style:text-properties style:font-name="Cambria" fo:font-size="14pt" style:font-size-asian="14pt" style:font-size-complex="14pt"/>
    </style:style>
    <style:style style:name="T16" style:parent-style-name="DefaultParagraphFont" style:family="text">
      <style:text-properties style:font-name="Cambria" fo:font-weight="bold" style:font-weight-asian="bold" style:font-weight-complex="bold" fo:font-size="14pt" style:font-size-asian="14pt" style:font-size-complex="14pt"/>
    </style:style>
    <style:style style:name="T17" style:parent-style-name="DefaultParagraphFont" style:family="text">
      <style:text-properties style:font-name="Cambria" fo:font-size="14pt" style:font-size-asian="14pt" style:font-size-complex="14pt"/>
    </style:style>
    <style:style style:name="P18" style:parent-style-name="Normal" style:family="paragraph">
      <style:text-properties style:font-name="Cambria" fo:font-size="14pt" style:font-size-asian="14pt" style:font-size-complex="14pt"/>
    </style:style>
    <style:style style:name="P19" style:parent-style-name="Normal" style:family="paragraph">
      <style:text-properties style:font-name="Cambria" fo:font-size="14pt" style:font-size-asian="14pt" style:font-size-complex="14pt"/>
    </style:style>
    <style:style style:name="T20" style:parent-style-name="DefaultParagraphFont" style:family="text">
      <style:text-properties style:font-name="Cambria" fo:font-size="14pt" style:font-size-asian="14pt" style:font-size-complex="14pt"/>
    </style:style>
    <style:style style:name="T21" style:parent-style-name="DefaultParagraphFont" style:family="text">
      <style:text-properties style:font-name="Cambria" fo:font-weight="bold" style:font-weight-asian="bold" style:font-weight-complex="bold" fo:font-size="14pt" style:font-size-asian="14pt" style:font-size-complex="14pt"/>
    </style:style>
    <style:style style:name="T22" style:parent-style-name="DefaultParagraphFont" style:family="text">
      <style:text-properties style:font-name="Cambria" fo:font-size="14pt" style:font-size-asian="14pt" style:font-size-complex="14pt"/>
    </style:style>
    <style:style style:name="P23" style:parent-style-name="Normal" style:family="paragraph">
      <style:text-properties style:font-name="Cambria" fo:font-size="14pt" style:font-size-asian="14pt" style:font-size-complex="14pt"/>
    </style:style>
    <style:style style:name="P24" style:parent-style-name="Normal" style:family="paragraph">
      <style:text-properties style:font-name="Cambria" fo:font-size="14pt" style:font-size-asian="14pt" style:font-size-complex="14pt"/>
    </style:style>
    <style:style style:name="P25" style:parent-style-name="Normal" style:family="paragraph">
      <style:text-properties style:font-name="Cambria" fo:font-size="14pt" style:font-size-asian="14pt" style:font-size-complex="14pt"/>
    </style:style>
    <style:style style:name="P26" style:parent-style-name="Normal" style:family="paragraph">
      <style:text-properties style:font-name="Cambria" fo:font-size="14pt" style:font-size-asian="14pt" style:font-size-complex="14pt"/>
    </style:style>
    <style:style style:name="T27" style:parent-style-name="DefaultParagraphFont" style:family="text">
      <style:text-properties style:font-name="Cambria" fo:font-size="14pt" style:font-size-asian="14pt" style:font-size-complex="14pt"/>
    </style:style>
    <style:style style:name="T28" style:parent-style-name="DefaultParagraphFont" style:family="text">
      <style:text-properties style:font-name="Cambria" fo:font-weight="bold" style:font-weight-asian="bold" style:font-weight-complex="bold" fo:font-size="14pt" style:font-size-asian="14pt" style:font-size-complex="14pt"/>
    </style:style>
    <style:style style:name="T29" style:parent-style-name="DefaultParagraphFont" style:family="text">
      <style:text-properties style:font-name="Cambria" fo:font-size="14pt" style:font-size-asian="14pt" style:font-size-complex="14pt"/>
    </style:style>
    <style:style style:name="P30" style:parent-style-name="ListParagraph" style:list-style-name="LFO1" style:family="paragraph">
      <style:text-properties style:font-name="Cambria" fo:font-weight="bold" style:font-weight-asian="bold" style:font-weight-complex="bold" fo:font-size="14pt" style:font-size-asian="14pt" style:font-size-complex="14pt"/>
    </style:style>
    <style:style style:name="T31" style:parent-style-name="DefaultParagraphFont" style:family="text">
      <style:text-properties style:font-name="Cambria" fo:font-size="14pt" style:font-size-asian="14pt" style:font-size-complex="14pt"/>
    </style:style>
  </office:automatic-styles>
  <office:body>
    <office:text text:use-soft-page-breaks="true">
      <text:list text:style-name="LFO1" text:continue-numbering="true">
        <text:list-item>
          <text:p text:style-name="P1"><text:span text:style-name="T2">Architecture of the FE</text:span></text:p>
        </text:list-item>
      </text:list>
      <text:p text:style-name="P3"/>
      <text:p text:style-name="P4"><text:span text:style-name="T5">The<text:s/></text:span><text:span text:style-name="T6">Home</text:span><text:span text:style-name="T7"><text:s/>component is a simple welcome message to the users of the website. It contains a heading saying "Welcome!" and a paragraph explaining that the website is the largest community of developers helping developers.</text:span></text:p>
      <text:p text:style-name="P8"/>
      <text:p text:style-name="P9"><text:span text:style-name="T10">The<text:s/></text:span><text:span text:style-name="T11">About</text:span><text:span text:style-name="T12"><text:s/>component provides a detailed overview of the Stack Overflow website. It starts with a heading saying "About us" and goes on to explain that the website is the largest community of developers helping developers. It also provides information on the features of the website such as upvoting, downvoting, and accepting answers. Additionally, it includes links to the Stack Overflow Facebook page and blog.</text:span></text:p>
      <text:p text:style-name="P13"/>
      <text:p text:style-name="P14">Both components have a similar structure, with a heading and content. They are also styled with a class called "content" that likely defines some common styles for text and layout.</text:p>
      <text:p text:style-name="Normal"><text:span text:style-name="T15">The<text:s/></text:span><text:span text:style-name="T16">Login</text:span><text:span text:style-name="T17"><text:s/>component contains a simple form for users to input their username/email and password. When the form is submitted, it calls the "login()" method. There is also a div that is conditionally displayed based on the "isLoggedIn" property. If the user is logged in, it displays a welcome message with their username.</text:span></text:p>
      <text:p text:style-name="P18">Overall, the Login component is responsible for authenticating users and managing their login state. It likely communicates with a backend API to authenticate users and retrieve user data. Once the user is logged in, the component would set the "isLoggedIn" property to true and store the user's information in local storage or a state management library like NgRx.</text:p>
      <text:p text:style-name="P19">In terms of the component's structure, it consists of a form with two input fields (for username/email and password) and a submit button. The form is wrapped in a div with an id of "container". There is also a separate div that is conditionally displayed depending on the user's login status. The component likely uses CSS styles to layout and style its elements.</text:p>
      <text:p text:style-name="Normal"><text:span text:style-name="T20">The<text:s/></text:span><text:span text:style-name="T21">Question and Answers</text:span><text:span text:style-name="T22"><text:s/>component has main container element that has a class of "questions-container" and contains multiple "card" elements, each representing a question.</text:span></text:p>
      <text:soft-page-break/>
      <text:p text:style-name="P23">Each card displays the question title, body, author, date, and tags, and has a button to show or hide the answers to that question. The answers are displayed in an unordered list, with each answer showing the answer body, author, and date.</text:p>
      <text:p text:style-name="P24">At the bottom of the page, there is a form for submitting a new question. It includes fields for the question title, body, author, and tags, and a button to submit the form.</text:p>
      <text:p text:style-name="P25">There is also a form for submitting a new answer to a question. It is displayed only when a user clicks the "Add a new answer" button, and includes a textarea for the answer body and a button to submit the form.</text:p>
      <text:p text:style-name="P26">Overall, the code provides a functional and interactive interface for users to ask and answer questions.</text:p>
      <text:p text:style-name="Normal"><text:span text:style-name="T27">The<text:s/></text:span><text:span text:style-name="T28">User</text:span><text:span text:style-name="T29"><text:s/>component takes the information about the user interface and displays id, name, email and phone number.</text:span></text:p>
      <text:list text:style-name="LFO1" text:continue-numbering="true">
        <text:list-item>
          <text:p text:style-name="P30">Routing</text:p>
        </text:list-item>
      </text:list>
      <text:p text:style-name="Normal"><text:span text:style-name="T31">The app-routing module in this Angular application defines a set of routes for different components in the application. It imports the necessary modules such as RouterModule and RouterTestingModule to enable routing and navigation in the application. The defined routes include a default path that redirects to the home component, routes for the home, about, questions, login, and users components. The RouterModule.forRoot() method is used to configure the router with the defined routes, and exports the RouterModule and RouterTestingModule for use in other parts of the applica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color="#000000" fo:font-size="13.5pt" style:font-size-asian="13.5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eodora Tat</meta:initial-creator>
    <dc:creator>Teodora Tat</dc:creator>
    <meta:creation-date>2023-05-08T19:10:00Z</meta:creation-date>
    <dc:date>2023-05-08T19:10:00Z</dc:date>
    <meta:template xlink:href="Normal.dotm" xlink:type="simple"/>
    <meta:editing-cycles>2</meta:editing-cycles>
    <meta:editing-duration>PT0S</meta:editing-duration>
    <meta:user-defined meta:name="MSIP_Label_5b58b62f-6f94-46bd-8089-18e64b0a9abb_Enabled">true</meta:user-defined>
    <meta:user-defined meta:name="MSIP_Label_5b58b62f-6f94-46bd-8089-18e64b0a9abb_SetDate">2023-05-08T19:10:33Z</meta:user-defined>
    <meta:user-defined meta:name="MSIP_Label_5b58b62f-6f94-46bd-8089-18e64b0a9abb_Method">Standard</meta:user-defined>
    <meta:user-defined meta:name="MSIP_Label_5b58b62f-6f94-46bd-8089-18e64b0a9abb_Name">defa4170-0d19-0005-0004-bc88714345d2</meta:user-defined>
    <meta:user-defined meta:name="MSIP_Label_5b58b62f-6f94-46bd-8089-18e64b0a9abb_SiteId">a6eb79fa-c4a9-4cce-818d-b85274d15305</meta:user-defined>
    <meta:user-defined meta:name="MSIP_Label_5b58b62f-6f94-46bd-8089-18e64b0a9abb_ActionId">e38e52ab-1786-47c1-bd2c-037880dc676e</meta:user-defined>
    <meta:user-defined meta:name="MSIP_Label_5b58b62f-6f94-46bd-8089-18e64b0a9abb_ContentBits">0</meta:user-defined>
    <meta:document-statistic meta:page-count="2" meta:paragraph-count="6" meta:word-count="522" meta:character-count="3495" meta:row-count="24" meta:non-whitespace-character-count="2979"/>
  </office:meta>
</office:document-meta>
</file>